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25cm" loext:contextual-spacing="false" fo:line-height="150%"/>
    </style:style>
    <style:style style:name="P2" style:family="paragraph" style:parent-style-name="Text_20_body">
      <style:paragraph-properties fo:margin-top="0cm" fo:margin-bottom="0.25cm" loext:contextual-spacing="false" fo:line-height="150%"/>
      <style:text-properties officeooo:rsid="001ae85f" officeooo:paragraph-rsid="001b763d"/>
    </style:style>
    <style:style style:name="P3" style:family="paragraph" style:parent-style-name="Text_20_body">
      <style:paragraph-properties fo:margin-top="0cm" fo:margin-bottom="0.25cm" loext:contextual-spacing="false" fo:line-height="150%"/>
      <style:text-properties officeooo:rsid="001ae85f" officeooo:paragraph-rsid="001ae85f"/>
    </style:style>
    <style:style style:name="P4" style:family="paragraph" style:parent-style-name="Text_20_body">
      <style:paragraph-properties fo:margin-top="0cm" fo:margin-bottom="0.25cm" loext:contextual-spacing="false" fo:line-height="150%"/>
      <style:text-properties officeooo:rsid="001b763d" officeooo:paragraph-rsid="001bb9a9"/>
    </style:style>
    <style:style style:name="P5" style:family="paragraph" style:parent-style-name="Text_20_body">
      <style:paragraph-properties fo:margin-top="0cm" fo:margin-bottom="0.25cm" loext:contextual-spacing="false" fo:line-height="150%"/>
      <style:text-properties officeooo:rsid="001b763d" officeooo:paragraph-rsid="001b763d"/>
    </style:style>
    <style:style style:name="P6"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P7" style:family="paragraph" style:parent-style-name="Text_20_body">
      <style:paragraph-properties fo:margin-top="0cm" fo:margin-bottom="0.25cm" loext:contextual-spacing="false" fo:line-height="150%"/>
      <style:text-properties fo:font-style="normal" officeooo:rsid="001dc8ae" officeooo:paragraph-rsid="001dc8ae" style:font-style-asian="normal" style:font-style-complex="normal"/>
    </style:style>
    <style:style style:name="P8" style:family="paragraph" style:parent-style-name="Text_20_body">
      <style:paragraph-properties fo:margin-top="0cm" fo:margin-bottom="0.25cm" loext:contextual-spacing="false" fo:line-height="150%"/>
      <style:text-properties officeooo:paragraph-rsid="00225428"/>
    </style:style>
    <style:style style:name="P9" style:family="paragraph" style:parent-style-name="Heading_20_1">
      <style:paragraph-properties fo:margin-top="0cm" fo:margin-bottom="0.25cm" loext:contextual-spacing="false" fo:line-height="150%" fo:break-before="page"/>
    </style:style>
    <style:style style:name="P10" style:family="paragraph" style:parent-style-name="Heading_20_2">
      <style:paragraph-properties fo:margin-top="0cm" fo:margin-bottom="0.25cm" loext:contextual-spacing="false" fo:line-height="150%"/>
      <style:text-properties officeooo:rsid="001ae85f" officeooo:paragraph-rsid="001ae85f"/>
    </style:style>
    <style:style style:name="P11" style:family="paragraph" style:parent-style-name="Heading_20_2">
      <style:paragraph-properties fo:margin-top="0cm" fo:margin-bottom="0.25cm" loext:contextual-spacing="false" fo:line-height="150%"/>
    </style:style>
    <style:style style:name="P12"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P13" style:family="paragraph" style:parent-style-name="Text_20_body">
      <style:paragraph-properties fo:margin-top="0cm" fo:margin-bottom="0.25cm" loext:contextual-spacing="false" fo:line-height="150%"/>
      <style:text-properties fo:font-style="italic" officeooo:rsid="002c9316" officeooo:paragraph-rsid="002c9316" style:font-style-asian="italic" style:font-style-complex="italic"/>
    </style:style>
    <style:style style:name="P14" style:family="paragraph" style:parent-style-name="Text_20_body">
      <style:paragraph-properties fo:margin-top="0cm" fo:margin-bottom="0.25cm" loext:contextual-spacing="false" fo:line-height="150%"/>
      <style:text-properties fo:font-style="italic" officeooo:rsid="002e9057" officeooo:paragraph-rsid="002e9057" style:font-style-asian="italic" style:font-style-complex="italic"/>
    </style:style>
    <style:style style:name="P15" style:family="paragraph" style:parent-style-name="Text_20_body">
      <style:paragraph-properties fo:margin-top="0cm" fo:margin-bottom="0.25cm" loext:contextual-spacing="false" fo:line-height="150%"/>
      <style:text-properties fo:font-style="italic" officeooo:rsid="002e9057" officeooo:paragraph-rsid="00302882" style:font-style-asian="italic" style:font-style-complex="italic"/>
    </style:style>
    <style:style style:name="P16" style:family="paragraph" style:parent-style-name="Text_20_body">
      <style:paragraph-properties fo:margin-top="0cm" fo:margin-bottom="0.25cm" loext:contextual-spacing="false" fo:line-height="150%"/>
      <style:text-properties fo:font-style="normal" officeooo:rsid="001dc8ae" officeooo:paragraph-rsid="001dc8ae" style:font-style-asian="normal" style:font-style-complex="normal"/>
    </style:style>
    <style:style style:name="P17" style:family="paragraph" style:parent-style-name="Text_20_body">
      <style:paragraph-properties fo:margin-top="0cm" fo:margin-bottom="0.25cm" loext:contextual-spacing="false" fo:line-height="150%"/>
      <style:text-properties fo:font-style="normal" officeooo:paragraph-rsid="001ae85f" style:font-style-asian="normal" style:font-style-complex="normal"/>
    </style:style>
    <style:style style:name="P18" style:family="paragraph" style:parent-style-name="Text_20_body">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19"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20" style:family="paragraph" style:parent-style-name="Text_20_body">
      <style:paragraph-properties fo:margin-top="0cm" fo:margin-bottom="0.25cm" loext:contextual-spacing="false" fo:line-height="150%"/>
      <style:text-properties officeooo:paragraph-rsid="002a63f9"/>
    </style:style>
    <style:style style:name="P21" style:family="paragraph" style:parent-style-name="Text_20_body">
      <style:paragraph-properties fo:margin-top="0cm" fo:margin-bottom="0.25cm" loext:contextual-spacing="false" fo:line-height="150%"/>
      <style:text-properties officeooo:paragraph-rsid="001b763d"/>
    </style:style>
    <style:style style:name="P22" style:family="paragraph" style:parent-style-name="Text_20_body">
      <style:paragraph-properties fo:margin-top="0cm" fo:margin-bottom="0.25cm" loext:contextual-spacing="false" fo:line-height="150%"/>
      <style:text-properties officeooo:paragraph-rsid="001ae85f"/>
    </style:style>
    <style:style style:name="P23" style:family="paragraph" style:parent-style-name="Text_20_body">
      <style:paragraph-properties fo:margin-top="0cm" fo:margin-bottom="0.25cm" loext:contextual-spacing="false" fo:line-height="150%"/>
      <style:text-properties officeooo:rsid="002a63f9" officeooo:paragraph-rsid="002a63f9"/>
    </style:style>
    <style:style style:name="P24" style:family="paragraph" style:parent-style-name="Text_20_body">
      <style:paragraph-properties fo:margin-top="0cm" fo:margin-bottom="0.25cm" loext:contextual-spacing="false" fo:line-height="150%"/>
      <style:text-properties officeooo:rsid="002c9316" officeooo:paragraph-rsid="002c9316"/>
    </style:style>
    <style:style style:name="P25" style:family="paragraph" style:parent-style-name="Text_20_body">
      <style:paragraph-properties fo:margin-top="0cm" fo:margin-bottom="0.25cm" loext:contextual-spacing="false" fo:line-height="150%"/>
      <style:text-properties officeooo:rsid="001ae85f" officeooo:paragraph-rsid="001b763d"/>
    </style:style>
    <style:style style:name="P26" style:family="paragraph" style:parent-style-name="Text_20_body">
      <style:paragraph-properties fo:margin-top="0cm" fo:margin-bottom="0.25cm" loext:contextual-spacing="false" fo:line-height="150%"/>
      <style:text-properties officeooo:rsid="001ae85f" officeooo:paragraph-rsid="001ae85f"/>
    </style:style>
    <style:style style:name="P27" style:family="paragraph" style:parent-style-name="Text_20_body">
      <style:paragraph-properties fo:margin-top="0cm" fo:margin-bottom="0.25cm" loext:contextual-spacing="false" fo:line-height="150%"/>
      <style:text-properties officeooo:rsid="002e9057" officeooo:paragraph-rsid="002e9057"/>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style:style>
    <style:style style:name="T8" style:family="text">
      <style:text-properties style:use-window-font-color="true" officeooo:rsid="00500131"/>
    </style:style>
    <style:style style:name="T9" style:family="text">
      <style:text-properties style:use-window-font-color="true" officeooo:rsid="001dee12"/>
    </style:style>
    <style:style style:name="T10" style:family="text">
      <style:text-properties style:use-window-font-color="true" officeooo:rsid="001f842e"/>
    </style:style>
    <style:style style:name="T11" style:family="text">
      <style:text-properties style:use-window-font-color="true" officeooo:rsid="0020b110"/>
    </style:style>
    <style:style style:name="T12" style:family="text">
      <style:text-properties officeooo:rsid="0020b110"/>
    </style:style>
    <style:style style:name="T13" style:family="text">
      <style:text-properties fo:font-style="normal" style:font-style-asian="normal" style:font-style-complex="normal"/>
    </style:style>
    <style:style style:name="T14" style:family="text">
      <style:text-properties fo:font-style="normal" officeooo:rsid="0020b110" style:font-style-asian="normal" style:font-style-complex="normal"/>
    </style:style>
    <style:style style:name="T15" style:family="text">
      <style:text-properties fo:font-style="normal" officeooo:rsid="00225428" style:font-style-asian="normal" style:font-style-complex="normal"/>
    </style:style>
    <style:style style:name="T16" style:family="text">
      <style:text-properties fo:font-style="normal" officeooo:rsid="00239e75" style:font-style-asian="normal" style:font-style-complex="normal"/>
    </style:style>
    <style:style style:name="T17" style:family="text">
      <style:text-properties fo:font-style="normal" officeooo:rsid="00261b61"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02882" style:font-style-asian="normal" style:font-style-complex="normal"/>
    </style:style>
    <style:style style:name="T21" style:family="text">
      <style:text-properties officeooo:rsid="00225428"/>
    </style:style>
    <style:style style:name="T22" style:family="text">
      <style:text-properties officeooo:rsid="00239e75"/>
    </style:style>
    <style:style style:name="T23" style:family="text">
      <style:text-properties officeooo:rsid="00261b61"/>
    </style:style>
    <style:style style:name="T24" style:family="text">
      <style:text-properties officeooo:rsid="002c9316"/>
    </style:style>
    <style:style style:name="T25" style:family="text">
      <style:text-properties officeooo:rsid="002e9057"/>
    </style:style>
    <style:style style:name="T26" style:family="text">
      <style:text-properties officeooo:rsid="003028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9" text:outline-level="1"><text:span text:style-name="T1">D</text:span>iscussion</text:h>
      <text:p text:style-name="P4">The main objective of my thesis was to better understand the drivers of tetrapods’ trophic interactions (Chapter 1-2), food web assembly (Chapter 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10" text:outline-level="2"/>
      <text:h text:style-name="P10" text:outline-level="2">Trait-based predictions of <text:span text:style-name="T6">trophic </text:span>interactions</text:h>
      <text:p text:style-name="P7">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6"/>
      <text:p text:style-name="P6">Major findings</text:p>
      <text:p text:style-name="P8"><text:span text:style-name="T14">In chapter 1, </text:span><text:span text:style-name="T17">We</text:span><text:span text:style-name="T14"> found that we could predict most potential trophic interactions among all European terrestrial vertebrates using a model calibrated with only 0.1% of the interactions. </text:span><text:span text:style-name="T17">We</text:span><text:span text:style-name="T15"> showed this using a Bayesian linear model relating trophic interaction</text:span><text:span text:style-name="T16">s</text:span><text:span text:style-name="T15"> between 1055 species to a relatively small set of </text:span><text:span text:style-name="T16">trait-based</text:span><text:span text:style-name="T15"> predictor variables. </text:span><text:span text:style-name="T14">We found that the effects of traits were relatively stable across most major taxonomic groups and </text:span>bioregions. <text:span text:style-name="T12">These results suggest that the trait-interaction relationships are fairly general among European tetrapod species and across the continent. </text:span><text:span text:style-name="T21">However, we also found that the prey of some groups, especially generalist species, were not as well predicted. This limitation of the model suggest that the driver</text:span><text:span text:style-name="T22">s of interactions of</text:span><text:span text:style-name="T21"> generalist species </text:span><text:span text:style-name="T22">are</text:span><text:span text:style-name="T21"> not well </text:span><text:span text:style-name="T22">captured by</text:span><text:span text:style-name="T21"> our models.</text:span></text:p>
      <text:p text:style-name="P8"><text:soft-page-break/><text:span text:style-name="T21">In chapter 2, </text:span><text:span text:style-name="T23">we</text:span><text:span text:style-name="T21"> found that we could </text:span><text:span text:style-name="T23">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23">Our results</text:span> <text:span text:style-name="T23">suggest</text:span> that there are general constraints on interactions <text:span text:style-name="T23">even in highly contrasting environment</text:span>.</text:p>
      <text:p text:style-name="P6"/>
      <text:p text:style-name="P6">Implications</text:p>
      <text:p text:style-name="P20"><text:span text:style-name="T18">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span></text:p>
      <text:p text:style-name="P23"><text:span text:style-name="T18"/></text:p>
      <text:p text:style-name="P20"><text:span text:style-name="T18">Our finding of generalities within food web (Chapter 1), and across food webs (Chapter 2) indicate that trait-based </text:span><text:span text:style-name="T19">predictions</text:span><text:span text:style-name="T18"> could be used to get a </text:span><text:span text:style-name="T13">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20"><text:span text:style-name="T19"/></text:p>
      <text:p text:style-name="P24"><text:span text:style-name="T19">- C</text:span><text:span text:style-name="T13">onservation</text:span></text:p>
      <text:p text:style-name="P20"><text:span text:style-name="T18"/></text:p>
      <text:p text:style-name="P6">Limitations</text:p>
      <text:p text:style-name="P7">- <text:span text:style-name="T24">No basal species</text:span></text:p>
      <text:p text:style-name="P7">- <text:span text:style-name="T24">Non-quantitative interactions + potential interactions</text:span></text:p>
      <text:p text:style-name="P7">- <text:span text:style-name="T24">Some interactions are not well predicted</text:span></text:p>
      <text:p text:style-name="P6"><text:soft-page-break/>Future directions</text:p>
      <text:p text:style-name="P2">- <text:span text:style-name="T24">Combine data to get better predictions</text:span></text:p>
      <text:p text:style-name="P2">- <text:span text:style-name="T24">Predictions of quantitative interactions</text:span></text:p>
      <text:p text:style-name="P21"><text:span text:style-name="T1">- </text:span><text:span text:style-name="T24">Forecast changes of interactions</text:span></text:p>
      <text:h text:style-name="P10" text:outline-level="2"/>
      <text:h text:style-name="P10" text:outline-level="2">The assembly of food webs</text:h>
      <text:p text:style-name="P22"><text:span text:style-name="T1">- </text:span><text:span text:style-name="T24">What are the constraint on food webs: trait pool + trait-interaction relationships + dynamical constraints + spatial and temporal structure</text:span></text:p>
      <text:p text:style-name="P17"/>
      <text:p text:style-name="P13">Findings</text:p>
      <text:p text:style-name="P18">- trait-interaction relationships are relatively general</text:p>
      <text:p text:style-name="P18">- trait-based model of interactions do not predict food web structure</text:p>
      <text:p text:style-name="P18"/>
      <text:p text:style-name="P13">Implications</text:p>
      <text:p text:style-name="P13"><text:span text:style-name="T13">- There are food-web level constraints (dynamical + spatial and temporal structure)</text:span></text:p>
      <text:p text:style-name="P13"><text:span text:style-name="T13">- </text:span></text:p>
      <text:p text:style-name="P13"><text:span text:style-name="T13"/></text:p>
      <text:p text:style-name="P14">Limitations</text:p>
      <text:p text:style-name="P19">- Food webs, but what about other ecological networks</text:p>
      <text:p text:style-name="P19">- Not inclusion of basal species</text:p>
      <text:p text:style-name="P19">- Only 4 food webs</text:p>
      <text:p text:style-name="P19"/>
      <text:p text:style-name="P14">Future directions</text:p>
      <text:p text:style-name="P14">- <text:span text:style-name="T13">Combining predictions of properties and interactions</text:span></text:p>
      <text:p text:style-name="P27"><text:span text:style-name="T13">- Test the role of each process</text:span></text:p>
      <text:p text:style-name="P27"><text:soft-page-break/><text:span text:style-name="T13">- Expand to other type of ecological networks</text:span></text:p>
      <text:p text:style-name="P5"/>
      <text:h text:style-name="P10" text:outline-level="2">Seasonal <text:span text:style-name="T2">bird </text:span>biogeography</text:h>
      <text:p text:style-name="P27">Bird movements, niche, threats, decline</text:p>
      <text:p text:style-name="P3"/>
      <text:p text:style-name="P14">Findings</text:p>
      <text:p text:style-name="P14"><text:span text:style-name="T13">- Seasonal movement ~ traits</text:span></text:p>
      <text:p text:style-name="P14"><text:span text:style-name="T13">- Spatial seasonal structure of bird diversity</text:span></text:p>
      <text:p text:style-name="P14"><text:span text:style-name="T13">- Birds seasonal threats and protection</text:span></text:p>
      <text:p text:style-name="P14"><text:span text:style-name="T13">- Birds traits</text:span></text:p>
      <text:p text:style-name="P14"><text:span text:style-name="T13"/></text:p>
      <text:p text:style-name="P14">Implications</text:p>
      <text:p text:style-name="P3">- <text:span text:style-name="T25">Birds interact with their niche/migration differently</text:span></text:p>
      <text:p text:style-name="P3">- <text:span text:style-name="T26">Shift in trait across seasons space</text:span></text:p>
      <text:p text:style-name="P3">- <text:span text:style-name="T26">Better protecting migration</text:span></text:p>
      <text:p text:style-name="P3">- <text:span text:style-name="T26">Full annual cycle studies</text:span></text:p>
      <text:p text:style-name="P3"/>
      <text:p text:style-name="P14">Limitations</text:p>
      <text:p text:style-name="P15"><text:span text:style-name="T20">- Niche in migration season</text:span></text:p>
      <text:p text:style-name="P15"><text:span text:style-name="T20">- Using cumulative impact vs specific threats to species</text:span></text:p>
      <text:p text:style-name="P15"><text:span text:style-name="T20">- Grinnel niche movements</text:span><text:span text:style-name="T13"><text:line-break/></text:span></text:p>
      <text:p text:style-name="P14">Future directions</text:p>
      <text:p text:style-name="P19">- <text:span text:style-name="T26">Integration of the niche concept in seasonal environment</text:span></text:p>
      <text:p text:style-name="P19">- <text:span text:style-name="T26">Eltonian dimensions of niche</text:span></text:p>
      <text:p text:style-name="P19"><text:soft-page-break/>- <text:span text:style-name="T26">Identify threats</text:span></text:p>
      <text:p text:style-name="P27"><text:span text:style-name="T13">- </text:span><text:span text:style-name="T20">Prioritisation based on seasonal distributions</text:span></text:p>
      <text:p text:style-name="P3"/>
      <text:h text:style-name="P11"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4-30T14:49:30.596777131</dc:date>
    <dc:creator>Dominique Caron</dc:creator>
    <meta:editing-duration>PT54M53S</meta:editing-duration>
    <meta:editing-cycles>8</meta:editing-cycles>
    <meta:document-statistic meta:table-count="0" meta:image-count="0" meta:object-count="0" meta:page-count="6" meta:paragraph-count="58" meta:word-count="976" meta:character-count="6518" meta:non-whitespace-character-count="5594"/>
  </office:meta>
</office:document-meta>
</file>